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Genetic-NQueens_40-0.4-8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.0646355709995987" calcext:value-type="float">
            <text:p>0.064635571</text:p>
          </table:table-cell>
          <table:table-cell office:value-type="float" office:value="88" calcext:value-type="float">
            <text:p>88</text:p>
          </table:table-cell>
          <table:table-cell/>
          <table:table-cell table:formula="of:=AVERAGE([.A1:.A40])" office:value-type="float" office:value="1.48670317490005" calcext:value-type="float">
            <text:p>1.4867031749</text:p>
          </table:table-cell>
          <table:table-cell table:formula="of:=AVERAGE([.B1:.B40])" office:value-type="float" office:value="3813.525" calcext:value-type="float">
            <text:p>3813.525</text:p>
          </table:table-cell>
        </table:table-row>
        <table:table-row table:style-name="ro1">
          <table:table-cell office:value-type="float" office:value="0.152973344000202" calcext:value-type="float">
            <text:p>0.152973344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STDEV([.A1:.A40])" office:value-type="float" office:value="4.64008815161189" calcext:value-type="float">
            <text:p>4.6400881516</text:p>
          </table:table-cell>
          <table:table-cell table:formula="of:=STDEV([.B1:.B40])" office:value-type="float" office:value="12271.2961365601" calcext:value-type="float">
            <text:p>12271.2961365601</text:p>
          </table:table-cell>
        </table:table-row>
        <table:table-row table:style-name="ro1">
          <table:table-cell office:value-type="float" office:value="0.132843631001379" calcext:value-type="float">
            <text:p>0.132843631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0.125733900000341" calcext:value-type="float">
            <text:p>0.1257339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0.0915782210013276" calcext:value-type="float">
            <text:p>0.091578221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0.171333190999576" calcext:value-type="float">
            <text:p>0.171333191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0.120322100001431" calcext:value-type="float">
            <text:p>0.1203221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0.245696566000333" calcext:value-type="float">
            <text:p>0.245696566</text:p>
          </table:table-cell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0.0433395959989866" calcext:value-type="float">
            <text:p>0.043339596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0.334394766001424" calcext:value-type="float">
            <text:p>0.334394766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0.0963123189994804" calcext:value-type="float">
            <text:p>0.09631231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0.105779319999783" calcext:value-type="float">
            <text:p>0.10577932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0.0782662239998899" calcext:value-type="float">
            <text:p>0.078266224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0.113901407999947" calcext:value-type="float">
            <text:p>0.113901408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5.811595711999" calcext:value-type="float">
            <text:p>25.811595712</text:p>
          </table:table-cell>
          <table:table-cell office:value-type="float" office:value="68157" calcext:value-type="float">
            <text:p>68157</text:p>
          </table:table-cell>
          <table:table-cell table:number-columns-repeated="3"/>
        </table:table-row>
        <table:table-row table:style-name="ro1">
          <table:table-cell office:value-type="float" office:value="1.2217607370003" calcext:value-type="float">
            <text:p>1.221760737</text:p>
          </table:table-cell>
          <table:table-cell office:value-type="float" office:value="3111" calcext:value-type="float">
            <text:p>3111</text:p>
          </table:table-cell>
          <table:table-cell table:number-columns-repeated="3"/>
        </table:table-row>
        <table:table-row table:style-name="ro1">
          <table:table-cell office:value-type="float" office:value="0.919688716001474" calcext:value-type="float">
            <text:p>0.919688716</text:p>
          </table:table-cell>
          <table:table-cell office:value-type="float" office:value="2259" calcext:value-type="float">
            <text:p>2259</text:p>
          </table:table-cell>
          <table:table-cell table:number-columns-repeated="3"/>
        </table:table-row>
        <table:table-row table:style-name="ro1">
          <table:table-cell office:value-type="float" office:value="0.114705695999874" calcext:value-type="float">
            <text:p>0.114705696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0.269267211000624" calcext:value-type="float">
            <text:p>0.269267211</text:p>
          </table:table-cell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float" office:value="0.185334621999573" calcext:value-type="float">
            <text:p>0.185334622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0.0430363329996908" calcext:value-type="float">
            <text:p>0.043036333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0.0598460100009106" calcext:value-type="float">
            <text:p>0.05984601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0.183301031000156" calcext:value-type="float">
            <text:p>0.183301031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0.0570234790011455" calcext:value-type="float">
            <text:p>0.057023479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0.837777791000917" calcext:value-type="float">
            <text:p>0.837777791</text:p>
          </table:table-cell>
          <table:table-cell office:value-type="float" office:value="2087" calcext:value-type="float">
            <text:p>2087</text:p>
          </table:table-cell>
          <table:table-cell table:number-columns-repeated="3"/>
        </table:table-row>
        <table:table-row table:style-name="ro1">
          <table:table-cell office:value-type="float" office:value="0.53962939899975" calcext:value-type="float">
            <text:p>0.539629399</text:p>
          </table:table-cell>
          <table:table-cell office:value-type="float" office:value="1308" calcext:value-type="float">
            <text:p>1308</text:p>
          </table:table-cell>
          <table:table-cell table:number-columns-repeated="3"/>
        </table:table-row>
        <table:table-row table:style-name="ro1">
          <table:table-cell office:value-type="float" office:value="0.964104149999912" calcext:value-type="float">
            <text:p>0.96410415</text:p>
          </table:table-cell>
          <table:table-cell office:value-type="float" office:value="2409" calcext:value-type="float">
            <text:p>2409</text:p>
          </table:table-cell>
          <table:table-cell table:number-columns-repeated="3"/>
        </table:table-row>
        <table:table-row table:style-name="ro1">
          <table:table-cell office:value-type="float" office:value="0.176295380999363" calcext:value-type="float">
            <text:p>0.176295381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0.0383905509988836" calcext:value-type="float">
            <text:p>0.038390551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8.79560895399845" calcext:value-type="float">
            <text:p>8.795608954</text:p>
          </table:table-cell>
          <table:table-cell office:value-type="float" office:value="22977" calcext:value-type="float">
            <text:p>22977</text:p>
          </table:table-cell>
          <table:table-cell table:number-columns-repeated="3"/>
        </table:table-row>
        <table:table-row table:style-name="ro1">
          <table:table-cell office:value-type="float" office:value="0.111583814999904" calcext:value-type="float">
            <text:p>0.111583815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0.427316859000712" calcext:value-type="float">
            <text:p>0.427316859</text:p>
          </table:table-cell>
          <table:table-cell office:value-type="float" office:value="939" calcext:value-type="float">
            <text:p>939</text:p>
          </table:table-cell>
          <table:table-cell table:number-columns-repeated="3"/>
        </table:table-row>
        <table:table-row table:style-name="ro1">
          <table:table-cell office:value-type="float" office:value="0.0770533649993013" calcext:value-type="float">
            <text:p>0.077053365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0.209307458999319" calcext:value-type="float">
            <text:p>0.209307459</text:p>
          </table:table-cell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0.101777001000301" calcext:value-type="float">
            <text:p>0.101777001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13.2187722159997" calcext:value-type="float">
            <text:p>13.218772216</text:p>
          </table:table-cell>
          <table:table-cell office:value-type="float" office:value="34946" calcext:value-type="float">
            <text:p>34946</text:p>
          </table:table-cell>
          <table:table-cell table:number-columns-repeated="3"/>
        </table:table-row>
        <table:table-row table:style-name="ro1">
          <table:table-cell office:value-type="float" office:value="0.0707321419995424" calcext:value-type="float">
            <text:p>0.070732142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0.115000775000226" calcext:value-type="float">
            <text:p>0.115000775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1.32460123700002" calcext:value-type="float">
            <text:p>1.324601237</text:p>
          </table:table-cell>
          <table:table-cell office:value-type="float" office:value="3334" calcext:value-type="float">
            <text:p>3334</text:p>
          </table:table-cell>
          <table:table-cell table:number-columns-repeated="3"/>
        </table:table-row>
        <table:table-row table:style-name="ro1">
          <table:table-cell office:value-type="float" office:value="1.71750619699924" calcext:value-type="float">
            <text:p>1.717506197</text:p>
          </table:table-cell>
          <table:table-cell office:value-type="float" office:value="4373" calcext:value-type="float">
            <text:p>437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2T02:36:00.786768421</dc:date>
    <meta:editing-duration>PT5M15S</meta:editing-duration>
    <meta:editing-cycles>1</meta:editing-cycles>
    <meta:document-statistic meta:table-count="1" meta:cell-count="84" meta:object-count="0"/>
    <meta:generator>LibreOffice/4.4.4.3$Linux_X86_64 LibreOffice_project/40m0$Build-3</meta:generator>
  </office:meta>
</office:document-meta>
</file>